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3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9" calcext:value-type="date">
            <text:p>06/29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3" office:value-type="time" office:time-value="PT11H55M00S" calcext:value-type="time">
            <text:p>11:55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2T10:04:10.679047697</dc:date>
    <meta:editing-duration>PT1H24M58S</meta:editing-duration>
    <meta:editing-cycles>7</meta:editing-cycles>
    <meta:generator>LibreOffice/7.3.7.2$Linux_X86_64 LibreOffice_project/30$Build-2</meta:generator>
    <meta:document-statistic meta:table-count="1" meta:cell-count="238" meta:object-count="0"/>
  </office:meta>
</office:document-meta>
</file>